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0.049cm"/>
      <style:text-properties fo:font-size="10pt" style:font-size-asian="10pt" style:font-size-complex="10pt"/>
    </style:style>
    <style:style style:name="P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section text:style-name="Sect1" text:name="courrier">
        <text:p text:style-name="Standard"><office:annotation><dc:creator>sge</dc:creator><dc:date>2017-01-31T14:05:31</dc:date><text:p text:style-name="P2"><text:span text:style-name="T1">do section- for item in self.getItems(itemUids, ordered=True)</text:span></text:p></office:annotation></text:p>
        <text:p text:style-name="Standard"><office:annotation><dc:creator>sge</dc:creator><dc:date>2017-01-31T15:03:23</dc:date><text:p text:style-name="P2"><text:span text:style-name="T1">do text</text:span></text:p><text:p><text:span text:style-name="T1">from pod(content=delib.odt_file.data, context=view.sub_context(item, delib), format='odt', pageBreakAfter=</text:span><text:span text:style-name="T2">True)</text:span></text:p></office:annotation></text:p>
      </text:section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BE" style:letter-kerning="true" style:font-name-asian="Droid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UrbanTitle" style:family="paragraph" style:parent-style-name="Standard" style:default-outline-level="" style:list-style-name="" style:master-page-name="">
      <loext:graphic-properties draw:fill="none" draw:fill-color="#cfe7f5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style:font-name="Times New Roman1" fo:font-family="'Times New Roman'" style:font-style-name="Normal" style:font-family-generic="roman" style:font-pitch="variable" fo:font-size="12pt" style:text-underline-style="none" fo:font-weight="normal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9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ge</meta:initial-creator>
    <meta:creation-date>2016-11-23T14:33:42.810005188</meta:creation-date>
    <meta:generator>LibreOffice/5.1.6.2$Linux_X86_64 LibreOffice_project/10m0$Build-2</meta:generator>
    <dc:date>2018-10-22T13:24:53.425063471</dc:date>
    <meta:editing-duration>PT9H39M27S</meta:editing-duration>
    <meta:editing-cycles>66</meta:editing-cycles>
    <meta:document-statistic meta:table-count="0" meta:image-count="0" meta:object-count="0" meta:page-count="1" meta:paragraph-count="2" meta:word-count="0" meta:character-count="0" meta:non-whitespace-character-count="0"/>
  </office:meta>
</office:document-meta>
</file>